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c06d5" officeooo:paragraph-rsid="00173fe0" style:font-size-asian="36pt" style:font-size-complex="36pt"/>
    </style:style>
    <style:style style:name="P2" style:family="paragraph" style:parent-style-name="Standard">
      <style:text-properties fo:font-size="36pt" officeooo:rsid="001d90e5" officeooo:paragraph-rsid="00173fe0" style:font-size-asian="36pt" style:font-size-complex="36pt"/>
    </style:style>
    <style:style style:name="P3" style:family="paragraph" style:parent-style-name="Standard">
      <style:text-properties fo:font-size="36pt" officeooo:rsid="00173fe0" officeooo:paragraph-rsid="00173fe0" style:font-size-asian="36pt" style:font-size-complex="36pt"/>
    </style:style>
    <style:style style:name="P4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173fe0" style:font-size-asian="22pt" style:font-weight-asian="normal" style:font-size-complex="22pt" style:font-weight-complex="normal"/>
    </style:style>
    <style:style style:name="P5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173fe0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1ad064" style:font-size-asian="22pt" style:font-weight-asian="normal" style:font-size-complex="22pt" style:font-weight-complex="normal"/>
    </style:style>
    <style:style style:name="P7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1e3d3a" style:font-size-asian="22pt" style:font-weight-asian="normal" style:font-size-complex="22pt" style:font-weight-complex="normal"/>
    </style:style>
    <style:style style:name="P8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1ed0a7" style:font-size-asian="22pt" style:font-weight-asian="normal" style:font-size-complex="22pt" style:font-weight-complex="normal"/>
    </style:style>
    <style:style style:name="P9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1ff4d9" style:font-size-asian="22pt" style:font-weight-asian="normal" style:font-size-complex="22pt" style:font-weight-complex="normal"/>
    </style:style>
    <style:style style:name="P10" style:family="paragraph" style:parent-style-name="Standard">
      <style:text-properties fo:font-variant="normal" fo:text-transform="none" fo:color="#4d5156" style:font-name="arial" fo:font-size="22pt" fo:letter-spacing="normal" fo:font-style="normal" fo:font-weight="normal" officeooo:rsid="00173fe0" officeooo:paragraph-rsid="00202040" style:font-size-asian="22pt" style:font-weight-asian="normal" style:font-size-complex="22pt" style:font-weight-complex="normal"/>
    </style:style>
    <style:style style:name="P11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04d8f" style:font-size-asian="36pt" style:font-weight-asian="normal" style:font-size-complex="36pt" style:font-weight-complex="normal"/>
    </style:style>
    <style:style style:name="P12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23c88" style:font-size-asian="36pt" style:font-weight-asian="normal" style:font-size-complex="36pt" style:font-weight-complex="normal"/>
    </style:style>
    <style:style style:name="P13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40b94" style:font-size-asian="36pt" style:font-weight-asian="normal" style:font-size-complex="36pt" style:font-weight-complex="normal"/>
    </style:style>
    <style:style style:name="P14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91c80" style:font-size-asian="36pt" style:font-weight-asian="normal" style:font-size-complex="36pt" style:font-weight-complex="normal"/>
    </style:style>
    <style:style style:name="P15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ba7a0" style:font-size-asian="36pt" style:font-weight-asian="normal" style:font-size-complex="36pt" style:font-weight-complex="normal"/>
    </style:style>
    <style:style style:name="P16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c1537" style:font-size-asian="36pt" style:font-weight-asian="normal" style:font-size-complex="36pt" style:font-weight-complex="normal"/>
    </style:style>
    <style:style style:name="P17" style:family="paragraph" style:parent-style-name="Standard">
      <style:text-properties fo:font-variant="normal" fo:text-transform="none" fo:color="#4d5156" style:font-name="arial" fo:font-size="36pt" fo:letter-spacing="normal" fo:font-style="normal" fo:font-weight="normal" officeooo:rsid="001c06d5" officeooo:paragraph-rsid="002c8bc3" style:font-size-asian="36pt" style:font-weight-asian="normal" style:font-size-complex="36pt" style:font-weight-complex="normal"/>
    </style:style>
    <style:style style:name="P18" style:family="paragraph" style:parent-style-name="Standard">
      <style:paragraph-properties style:line-height-at-least="0.198in"/>
      <style:text-properties fo:font-size="22pt" style:font-size-asian="22pt" style:font-size-complex="22pt"/>
    </style:style>
    <style:style style:name="P19" style:family="paragraph" style:parent-style-name="Standard">
      <style:text-properties officeooo:paragraph-rsid="002c8bc3"/>
    </style:style>
    <style:style style:name="P20" style:family="paragraph" style:parent-style-name="Standard">
      <style:paragraph-properties style:line-height-at-least="0.198in"/>
      <style:text-properties fo:color="#000000" style:font-name="Droid Sans Mono" fo:font-size="22pt" fo:font-weight="normal" fo:background-color="#fffffe" style:font-size-asian="22pt" style:font-size-complex="22pt"/>
    </style:style>
    <style:style style:name="P21" style:family="paragraph" style:parent-style-name="Standard">
      <style:paragraph-properties style:line-height-at-least="0.198in"/>
      <style:text-properties fo:color="#000000" style:font-name="Droid Sans Mono" fo:font-size="22pt" fo:font-weight="normal" officeooo:rsid="00300062" officeooo:paragraph-rsid="00300062" fo:background-color="#fffffe" style:font-size-asian="22pt" style:font-size-complex="22pt"/>
    </style:style>
    <style:style style:name="P22" style:family="paragraph" style:parent-style-name="Standard">
      <style:paragraph-properties style:line-height-at-least="0.198in"/>
      <style:text-properties fo:color="#000000" style:font-name="Droid Sans Mono" fo:font-size="22pt" fo:font-weight="normal" officeooo:rsid="003590ad" officeooo:paragraph-rsid="003590ad" fo:background-color="#fffffe" style:font-size-asian="22pt" style:font-size-complex="22pt"/>
    </style:style>
    <style:style style:name="P23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2e5316" officeooo:paragraph-rsid="002e5316" fo:background-color="#fffffe" style:font-size-asian="36pt" style:font-size-complex="36pt"/>
    </style:style>
    <style:style style:name="P24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00062" officeooo:paragraph-rsid="00300062" fo:background-color="#fffffe" style:font-size-asian="36pt" style:font-size-complex="36pt"/>
    </style:style>
    <style:style style:name="P25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010e0" officeooo:paragraph-rsid="00301bee" fo:background-color="#fffffe" style:font-size-asian="36pt" style:font-size-complex="36pt"/>
    </style:style>
    <style:style style:name="P26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42f08" officeooo:paragraph-rsid="00342f08" fo:background-color="#fffffe" style:font-size-asian="36pt" style:font-size-complex="36pt"/>
    </style:style>
    <style:style style:name="P27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590ad" officeooo:paragraph-rsid="003590ad" fo:background-color="#fffffe" style:font-size-asian="36pt" style:font-size-complex="36pt"/>
    </style:style>
    <style:style style:name="P28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6b5a4" officeooo:paragraph-rsid="0036b5a4" fo:background-color="#fffffe" style:font-size-asian="36pt" style:font-size-complex="36pt"/>
    </style:style>
    <style:style style:name="P29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6b5a4" officeooo:paragraph-rsid="0036dbc0" fo:background-color="#fffffe" style:font-size-asian="36pt" style:font-size-complex="36pt"/>
    </style:style>
    <style:style style:name="P30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6dbc0" officeooo:paragraph-rsid="0036dbc0" fo:background-color="#fffffe" style:font-size-asian="36pt" style:font-size-complex="36pt"/>
    </style:style>
    <style:style style:name="P31" style:family="paragraph" style:parent-style-name="Standard">
      <style:paragraph-properties style:line-height-at-least="0.198in"/>
      <style:text-properties fo:color="#000000" style:font-name="Droid Sans Mono" fo:font-size="36pt" fo:font-weight="normal" officeooo:rsid="00377c5f" officeooo:paragraph-rsid="00377c5f" fo:background-color="#fffffe" style:font-size-asian="36pt" style:font-size-complex="36pt"/>
    </style:style>
    <style:style style:name="T1" style:family="text">
      <style:text-properties fo:font-variant="normal" fo:text-transform="none" fo:color="#4d5156" style:font-name="arial" fo:font-size="22pt" fo:letter-spacing="normal" fo:font-style="normal" fo:font-weight="normal" officeooo:rsid="001e4d4a" style:font-size-asian="22pt" style:font-weight-asian="normal" style:font-size-complex="22pt" style:font-weight-complex="normal"/>
    </style:style>
    <style:style style:name="T2" style:family="text">
      <style:text-properties fo:font-variant="normal" fo:text-transform="none" fo:color="#4d5156" style:font-name="arial" fo:font-size="22pt" fo:letter-spacing="normal" fo:font-style="normal" fo:font-weight="normal" officeooo:rsid="00173fe0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4d5156" style:font-name="arial" fo:font-size="22pt" fo:letter-spacing="normal" fo:font-style="normal" fo:font-weight="normal" officeooo:rsid="002c8bc3" style:font-size-asian="19.25pt" style:font-weight-asian="normal" style:font-size-complex="22pt" style:font-weight-complex="normal"/>
    </style:style>
    <style:style style:name="T4" style:family="text">
      <style:text-properties fo:font-variant="normal" fo:text-transform="none" fo:color="#4d5156" style:font-name="arial" fo:font-size="22pt" fo:letter-spacing="normal" fo:font-style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fo:color="#4d5156" style:font-name="arial" fo:font-size="22pt" fo:letter-spacing="normal" fo:font-style="normal" officeooo:rsid="001e4d4a" style:font-size-asian="22pt" style:font-weight-asian="normal" style:font-size-complex="22pt" style:font-weight-complex="normal"/>
    </style:style>
    <style:style style:name="T6" style:family="text">
      <style:text-properties fo:font-variant="normal" fo:text-transform="none" fo:color="#4d5156" style:font-name="arial" fo:font-size="22pt" fo:letter-spacing="normal" fo:font-style="normal" officeooo:rsid="00301bee" style:font-size-asian="22pt" style:font-weight-asian="normal" style:font-size-complex="22pt" style:font-weight-complex="normal"/>
    </style:style>
    <style:style style:name="T7" style:family="text">
      <style:text-properties fo:font-variant="normal" fo:text-transform="none" fo:color="#4d5156" style:font-name="arial" fo:font-size="22pt" fo:letter-spacing="normal" fo:font-style="normal" officeooo:rsid="00313208" style:font-size-asian="22pt" style:font-weight-asian="normal" style:font-size-complex="22pt" style:font-weight-complex="normal"/>
    </style:style>
    <style:style style:name="T8" style:family="text">
      <style:text-properties fo:font-variant="normal" fo:text-transform="none" fo:color="#4d5156" style:font-name="arial" fo:font-size="22pt" fo:letter-spacing="normal" fo:font-style="normal" officeooo:rsid="00331c6c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fo:color="#4d5156" style:font-name="arial" fo:font-size="22pt" fo:letter-spacing="normal" fo:font-style="normal" officeooo:rsid="003590ad" style:font-size-asian="22pt" style:font-weight-asian="normal" style:font-size-complex="22pt" style:font-weight-complex="normal"/>
    </style:style>
    <style:style style:name="T10" style:family="text">
      <style:text-properties fo:font-variant="normal" fo:text-transform="none" fo:color="#4d5156" style:font-name="arial" fo:font-size="22pt" fo:letter-spacing="normal" fo:font-style="normal" officeooo:rsid="0036b5a4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4d5156" style:font-name="arial" fo:font-size="22pt" fo:letter-spacing="normal" fo:font-style="normal" officeooo:rsid="0036dbc0" style:font-size-asian="22pt" style:font-weight-asian="normal" style:font-size-complex="22pt" style:font-weight-complex="normal"/>
    </style:style>
    <style:style style:name="T12" style:family="text">
      <style:text-properties fo:font-variant="normal" fo:text-transform="none" fo:color="#4d5156" style:font-name="arial" fo:font-size="22pt" fo:letter-spacing="normal" fo:font-style="normal" officeooo:rsid="0037c3b5" style:font-size-asian="22pt" style:font-weight-asian="normal" style:font-size-complex="22pt" style:font-weight-complex="normal"/>
    </style:style>
    <style:style style:name="T13" style:family="text">
      <style:text-properties fo:font-variant="normal" fo:text-transform="none" fo:color="#4d5156" style:font-name="arial" fo:font-size="36pt" fo:letter-spacing="normal" fo:font-style="normal" fo:font-weight="normal" officeooo:rsid="002c8bc3" style:font-size-asian="36pt" style:font-weight-asian="normal" style:font-size-complex="36pt" style:font-weight-complex="normal"/>
    </style:style>
    <style:style style:name="T14" style:family="text">
      <style:text-properties fo:font-variant="normal" fo:text-transform="none" fo:color="#4d5156" style:font-name="arial" fo:letter-spacing="normal" fo:font-style="normal" style:font-weight-asian="normal" style:font-weight-complex="normal"/>
    </style:style>
    <style:style style:name="T15" style:family="text">
      <style:text-properties fo:font-variant="normal" fo:text-transform="none" fo:color="#0000ff" style:font-name="Droid Sans Mono" fo:font-size="22pt" fo:letter-spacing="normal" fo:font-style="normal" fo:font-weight="normal" officeooo:rsid="002c8bc3" fo:background-color="#fffffe" loext:char-shading-value="0" style:font-size-asian="19.25pt" style:font-weight-asian="normal" style:font-size-complex="22pt" style:font-weight-complex="normal"/>
    </style:style>
    <style:style style:name="T16" style:family="text">
      <style:text-properties fo:font-variant="normal" fo:text-transform="none" fo:color="#0000ff" style:font-name="Droid Sans Mono" fo:font-size="22pt" fo:letter-spacing="normal" fo:font-style="normal" fo:font-weight="normal" officeooo:rsid="002c8bc3" fo:background-color="#fffffe" loext:char-shading-value="0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0000ff" style:font-name="Droid Sans Mono" fo:letter-spacing="normal" fo:font-style="normal" fo:font-weight="normal" officeooo:rsid="002c8bc3" fo:background-color="#fffffe" loext:char-shading-value="0" style:font-weight-asian="normal" style:font-weight-complex="normal"/>
    </style:style>
    <style:style style:name="T18" style:family="text">
      <style:text-properties fo:font-variant="normal" fo:text-transform="none" fo:color="#000000" style:font-name="Droid Sans Mono" fo:font-size="22pt" fo:letter-spacing="normal" fo:font-style="normal" fo:font-weight="normal" officeooo:rsid="002c8bc3" fo:background-color="#fffffe" loext:char-shading-value="0" style:font-size-asian="22pt" style:font-weight-asian="normal" style:font-size-complex="22pt" style:font-weight-complex="normal"/>
    </style:style>
    <style:style style:name="T19" style:family="text">
      <style:text-properties fo:font-variant="normal" fo:text-transform="none" fo:color="#a31515" style:font-name="Droid Sans Mono" fo:font-size="22pt" fo:letter-spacing="normal" fo:font-style="normal" fo:font-weight="normal" officeooo:rsid="002c8bc3" fo:background-color="#fffffe" loext:char-shading-value="0" style:font-size-asian="22pt" style:font-weight-asian="normal" style:font-size-complex="22pt" style:font-weight-complex="normal"/>
    </style:style>
    <style:style style:name="T20" style:family="text">
      <style:text-properties officeooo:rsid="001a186d"/>
    </style:style>
    <style:style style:name="T21" style:family="text">
      <style:text-properties officeooo:rsid="001ad064"/>
    </style:style>
    <style:style style:name="T22" style:family="text">
      <style:text-properties fo:font-size="36pt" officeooo:rsid="001ad064" style:font-size-asian="36pt" style:font-size-complex="36pt"/>
    </style:style>
    <style:style style:name="T23" style:family="text">
      <style:text-properties fo:font-size="36pt" fo:font-style="normal" officeooo:rsid="001ed0a7" style:font-size-asian="36pt" style:font-weight-asian="bold" style:font-size-complex="36pt" style:font-weight-complex="bold"/>
    </style:style>
    <style:style style:name="T24" style:family="text">
      <style:text-properties fo:font-size="36pt" fo:font-style="normal" officeooo:rsid="00202040" style:font-size-asian="36pt" style:font-weight-asian="bold" style:font-size-complex="36pt" style:font-weight-complex="bold"/>
    </style:style>
    <style:style style:name="T25" style:family="text">
      <style:text-properties fo:font-style="normal" officeooo:rsid="0023525d" style:font-weight-asian="bold" style:font-weight-complex="bold"/>
    </style:style>
    <style:style style:name="T26" style:family="text">
      <style:text-properties fo:font-style="normal" officeooo:rsid="001ad064" style:font-weight-asian="bold" style:font-weight-complex="bold"/>
    </style:style>
    <style:style style:name="T27" style:family="text">
      <style:text-properties fo:font-style="normal" officeooo:rsid="001b26a2" style:font-weight-asian="bold" style:font-weight-complex="bold"/>
    </style:style>
    <style:style style:name="T28" style:family="text">
      <style:text-properties fo:font-style="normal" officeooo:rsid="001c59c7" style:font-weight-asian="bold" style:font-weight-complex="bold"/>
    </style:style>
    <style:style style:name="T29" style:family="text">
      <style:text-properties fo:font-style="normal" officeooo:rsid="001e3d3a" style:font-weight-asian="bold" style:font-weight-complex="bold"/>
    </style:style>
    <style:style style:name="T30" style:family="text">
      <style:text-properties fo:font-style="normal" officeooo:rsid="001ed0a7" style:font-weight-asian="bold" style:font-weight-complex="bold"/>
    </style:style>
    <style:style style:name="T31" style:family="text">
      <style:text-properties fo:font-style="normal" officeooo:rsid="001ff4d9" style:font-weight-asian="bold" style:font-weight-complex="bold"/>
    </style:style>
    <style:style style:name="T32" style:family="text">
      <style:text-properties fo:font-style="normal" officeooo:rsid="00202040" style:font-weight-asian="bold" style:font-weight-complex="bold"/>
    </style:style>
    <style:style style:name="T33" style:family="text">
      <style:text-properties fo:font-style="normal" officeooo:rsid="00240b94" style:font-weight-asian="bold" style:font-weight-complex="bold"/>
    </style:style>
    <style:style style:name="T34" style:family="text">
      <style:text-properties fo:font-style="normal" fo:font-weight="bold" officeooo:rsid="001ff4d9" style:font-weight-asian="bold" style:font-weight-complex="bold"/>
    </style:style>
    <style:style style:name="T35" style:family="text">
      <style:text-properties fo:font-style="normal" fo:font-weight="bold" officeooo:rsid="0023525d" style:font-weight-asian="bold" style:font-weight-complex="bold"/>
    </style:style>
    <style:style style:name="T36" style:family="text">
      <style:text-properties fo:font-style="normal" officeooo:rsid="00204d8f" style:font-size-asian="19.25pt" style:font-weight-asian="bold" style:font-weight-complex="bold"/>
    </style:style>
    <style:style style:name="T37" style:family="text">
      <style:text-properties fo:font-style="normal" officeooo:rsid="00291c80"/>
    </style:style>
    <style:style style:name="T38" style:family="text">
      <style:text-properties fo:font-size="22pt" style:font-size-asian="19.25pt" style:font-size-complex="22pt"/>
    </style:style>
    <style:style style:name="T39" style:family="text">
      <style:text-properties fo:font-size="22pt" officeooo:rsid="002f9dca" style:font-size-asian="19.25pt" style:font-size-complex="22pt"/>
    </style:style>
    <style:style style:name="T40" style:family="text">
      <style:text-properties fo:font-size="22pt" fo:font-style="normal" officeooo:rsid="00204d8f" style:font-size-asian="19.25pt" style:font-weight-asian="bold" style:font-size-complex="22pt" style:font-weight-complex="bold"/>
    </style:style>
    <style:style style:name="T41" style:family="text">
      <style:text-properties fo:font-size="22pt" fo:font-style="normal" officeooo:rsid="00223c88" style:font-size-asian="19.25pt" style:font-weight-asian="bold" style:font-size-complex="22pt" style:font-weight-complex="bold"/>
    </style:style>
    <style:style style:name="T42" style:family="text">
      <style:text-properties fo:font-size="22pt" fo:font-style="normal" officeooo:rsid="00259c48" style:font-size-asian="19.25pt" style:font-weight-asian="bold" style:font-size-complex="22pt" style:font-weight-complex="bold"/>
    </style:style>
    <style:style style:name="T43" style:family="text">
      <style:text-properties fo:font-size="22pt" fo:font-style="normal" officeooo:rsid="002a9122" style:font-size-asian="19.25pt" style:font-weight-asian="bold" style:font-size-complex="22pt" style:font-weight-complex="bold"/>
    </style:style>
    <style:style style:name="T44" style:family="text">
      <style:text-properties fo:font-size="22pt" fo:font-style="normal" officeooo:rsid="002ba7a0" style:font-size-asian="19.25pt" style:font-weight-asian="bold" style:font-size-complex="22pt" style:font-weight-complex="bold"/>
    </style:style>
    <style:style style:name="T45" style:family="text">
      <style:text-properties fo:font-size="22pt" fo:font-style="normal" officeooo:rsid="002c1537" style:font-size-asian="19.25pt" style:font-weight-asian="bold" style:font-size-complex="22pt" style:font-weight-complex="bold"/>
    </style:style>
    <style:style style:name="T46" style:family="text">
      <style:text-properties fo:font-size="22pt" fo:font-style="normal" officeooo:rsid="00291c80" style:font-size-asian="19.25pt" style:font-size-complex="22pt"/>
    </style:style>
    <style:style style:name="T47" style:family="text">
      <style:text-properties fo:font-size="22pt" fo:font-style="normal" officeooo:rsid="002a9122" style:font-size-asian="19.25pt" style:font-size-complex="22pt"/>
    </style:style>
    <style:style style:name="T48" style:family="text">
      <style:text-properties fo:font-size="22pt" fo:font-style="normal" officeooo:rsid="002c8bc3" style:font-size-asian="19.25pt" style:font-size-complex="22pt"/>
    </style:style>
    <style:style style:name="T49" style:family="text">
      <style:text-properties fo:font-size="22pt" fo:font-style="normal" officeooo:rsid="001e4d4a" style:font-size-asian="22pt" style:font-size-complex="22pt"/>
    </style:style>
    <style:style style:name="T50" style:family="text">
      <style:text-properties fo:font-size="22pt" fo:font-style="normal" officeooo:rsid="00204d8f" style:font-size-asian="22pt" style:font-size-complex="22pt"/>
    </style:style>
    <style:style style:name="T51" style:family="text">
      <style:text-properties fo:font-size="22pt" fo:font-style="normal" officeooo:rsid="00240b94" style:font-size-asian="22pt" style:font-size-complex="22pt"/>
    </style:style>
    <style:style style:name="T52" style:family="text">
      <style:text-properties fo:font-size="22pt" fo:font-style="normal" officeooo:rsid="00273b4c" style:font-size-asian="22pt" style:font-size-complex="22pt"/>
    </style:style>
    <style:style style:name="T53" style:family="text">
      <style:text-properties fo:font-size="22pt" fo:font-style="normal" officeooo:rsid="0027b1c5" style:font-size-asian="22pt" style:font-size-complex="22pt"/>
    </style:style>
    <style:style style:name="T54" style:family="text">
      <style:text-properties fo:font-size="22pt" fo:font-style="normal" officeooo:rsid="001ad064" style:font-size-asian="22pt" style:font-weight-asian="bold" style:font-size-complex="22pt" style:font-weight-complex="bold"/>
    </style:style>
    <style:style style:name="T55" style:family="text">
      <style:text-properties fo:color="#0000ff"/>
    </style:style>
    <style:style style:name="T56" style:family="text">
      <style:text-properties fo:color="#a31515"/>
    </style:style>
    <style:style style:name="T57" style:family="text">
      <style:text-properties fo:color="#09885a"/>
    </style:style>
    <style:style style:name="T58" style:family="text">
      <style:text-properties officeooo:rsid="0036b5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questions</text:p>
      <text:p text:style-name="P3"/>
      <text:p text:style-name="P1"><text:span text:style-name="T21">1</text:span>. <text:span text:style-name="T1">Ի՞նչ </text:span><text:span text:style-name="T2">տարբերություն կա նշան և առանց նշան ամբողջ թվերի միջև։</text:span></text:p>
      <text:p text:style-name="P4"/>
      <text:p text:style-name="P4">Նշան<text:span text:style-name="T20">ը</text:span> ֊ կարող է լինել դրական, 0, բացասական։</text:p>
      <text:p text:style-name="P4">Առանց նշան<text:span text:style-name="T20">ը</text:span> ֊ կարող է լինել 0 և <text:span text:style-name="T20">դր</text:span>ական։</text:p>
      <text:p text:style-name="P6"><text:s/><text:span text:style-name="T22">2</text:span><text:span text:style-name="T21">․ </text:span><text:span text:style-name="Emphasis"><text:span text:style-name="T25">Ինչո՞ւ </text:span></text:span><text:span text:style-name="Emphasis"><text:span text:style-name="T26">չի կարելի օգտագործել հրահանգ #define ֊ ը const հայտարարելիս։</text:span></text:span></text:p>
      <text:p text:style-name="P6"><text:span text:style-name="Emphasis"><text:span text:style-name="T26"/></text:span></text:p>
      <text:p text:style-name="P7"><text:span text:style-name="Emphasis"><text:span text:style-name="T26">#define ֊ ը C լեզվի նախապրոցեսսորի հրահանգն է</text:span></text:span><text:span text:style-name="Emphasis"><text:span text:style-name="T27">։Եթե <text:s/>պետք է օգտագործենք <text:s/></text:span></text:span><text:span text:style-name="Emphasis"><text:span text:style-name="T26">const</text:span></text:span><text:span text:style-name="Emphasis"><text:span text:style-name="T27">֊ն մի քանի ծրագրերում, ավելի լավ է օգտագործել <text:s/></text:span></text:span><text:span text:style-name="Emphasis"><text:span text:style-name="T26">հրահանգ #define ֊ ը, </text:span></text:span><text:span text:style-name="Emphasis"><text:span text:style-name="T28">որպեսզի կարողանանք սահմանել նրան վերնագրային ֆայլում,հնարավորություն ստեղծելով միանալու մեկ այլ ծրագրի։Իսկ մեկ ծրագրի համար </text:span></text:span><text:span text:style-name="Emphasis"><text:span text:style-name="T29">ավելի էֆեկտիվ է օգտագործել <text:s/></text:span></text:span><text:span text:style-name="Emphasis"><text:span text:style-name="T26">const</text:span></text:span><text:span text:style-name="Emphasis"><text:span text:style-name="T27">֊ն</text:span></text:span><text:span text:style-name="Emphasis"><text:span text:style-name="T29">։</text:span></text:span></text:p>
      <text:p text:style-name="P7"><text:span text:style-name="Emphasis"><text:span text:style-name="T29"/></text:span></text:p>
      <text:p text:style-name="P8"><text:span text:style-name="Emphasis"><text:span text:style-name="T23">3․ </text:span></text:span><text:span text:style-name="Emphasis"><text:span text:style-name="T25">Ինչո՞ւ </text:span></text:span><text:span text:style-name="Emphasis"><text:span text:style-name="T30">պետք է վերագրել փոփոխականներին։</text:span></text:span></text:p>
      <text:p text:style-name="P9"><text:soft-page-break/><text:span text:style-name="Emphasis"><text:span text:style-name="T34">Վերագրում֊</text:span></text:span><text:span text:style-name="Emphasis"><text:span text:style-name="T31"> նշանակում է,որ փոփոխականը արդեն աշխատանքի մեջ է, նրան սկզբնական արժեք է տրված և նա վերագրված է։</text:span></text:span><text:span text:style-name="Emphasis"><text:span text:style-name="T32">Եթե ուղղակի փոփոխականը հայտարարված է,բայց սկզբնական արժեք տրված չէ,վերագրում տեղի չի ունենում։</text:span></text:span></text:p>
      <text:p text:style-name="P9"><text:span text:style-name="Emphasis"><text:span text:style-name="T32"/></text:span></text:p>
      <text:p text:style-name="P10"><text:span text:style-name="Emphasis"><text:span text:style-name="T24">4․</text:span></text:span><text:span text:style-name="Emphasis"><text:span text:style-name="T36">Տրված է՝ <text:s text:c="49"/>enum YOURCARDS{АСЕ,JACK,QUEEN, <text:s text:c="9"/>K IN G };</text:span></text:span></text:p>
      <text:p text:style-name="P11"><text:span text:style-name="Emphasis"><text:span text:style-name="T49">Ի՞նչ </text:span></text:span><text:span text:style-name="Emphasis"><text:span text:style-name="T50">արժեք կունենա <text:s/></text:span></text:span><text:span text:style-name="Emphasis"><text:span text:style-name="T40">QUEEN֊ը։</text:span></text:span></text:p>
      <text:p text:style-name="P12"><text:span text:style-name="Emphasis"><text:span text:style-name="T41">Լռեյայն վերագրվում է արժեքը սկսած 0֊ից։Այսինքն ACE==0, </text:span></text:span><text:span text:style-name="Emphasis"><text:span text:style-name="T42">JACK ==1,</text:span></text:span><text:span text:style-name="Emphasis"><text:span text:style-name="T41">QUEEN ==</text:span></text:span><text:span text:style-name="Emphasis"><text:span text:style-name="T42">2</text:span></text:span><text:span text:style-name="Emphasis"><text:span text:style-name="T41">,KING==</text:span></text:span><text:span text:style-name="Emphasis"><text:span text:style-name="T42">3</text:span></text:span><text:span text:style-name="Emphasis"><text:span text:style-name="T41">:</text:span></text:span></text:p>
      <text:p text:style-name="P12"><text:span text:style-name="Emphasis"><text:span text:style-name="T41"/></text:span></text:p>
      <text:p text:style-name="P13"><text:span text:style-name="Emphasis"><text:span text:style-name="T33">5. </text:span></text:span><text:span text:style-name="Emphasis"><text:span text:style-name="T49">Ի՞նչ </text:span></text:span><text:span text:style-name="Emphasis"><text:span text:style-name="T51">խնդիր կա այս հայտարարված փոփոխականի հետ։</text:span></text:span></text:p>
      <text:p text:style-name="P13"><text:span text:style-name="Emphasis"><text:span text:style-name="T51">int Integer = 0;</text:span></text:span></text:p>
      <text:p text:style-name="P13"><text:span text:style-name="Emphasis"><text:span text:style-name="T51">Integer </text:span></text:span><text:span text:style-name="Emphasis"><text:span text:style-name="T52">հայտարարելիս կոդը կաշխատի, </text:span></text:span><text:span text:style-name="Emphasis"><text:span text:style-name="T53">բայց իմաստ չկա կրկնվող փոփոխական հայտարարել։</text:span></text:span></text:p>
      <text:p text:style-name="P13"><text:span text:style-name="Emphasis"><text:span text:style-name="T53"/></text:span></text:p>
      <text:p text:style-name="P14"><text:span text:style-name="Emphasis"><text:span text:style-name="T35">Exercises</text:span></text:span></text:p>
      <text:p text:style-name="P14"><text:span text:style-name="Emphasis"><text:span text:style-name="T35"/></text:span></text:p>
      <text:p text:style-name="P15"><text:soft-page-break/><text:span text:style-name="Emphasis"><text:span text:style-name="T37">1.</text:span></text:span><text:span text:style-name="Emphasis"><text:span text:style-name="T46">Վա</text:span></text:span><text:span text:style-name="Emphasis"><text:span text:style-name="T47">րժություն 4֊ի </text:span></text:span><text:span text:style-name="Emphasis"><text:span text:style-name="T54">const</text:span></text:span><text:span text:style-name="Emphasis"><text:span text:style-name="T47"> </text:span></text:span><text:span text:style-name="Emphasis"><text:span text:style-name="T41">QUEEN</text:span></text:span><text:span text:style-name="Emphasis"><text:span text:style-name="T43">֊ին ինչպես վերագրել 45 արժեք?</text:span></text:span></text:p>
      <text:p text:style-name="P15"><text:span text:style-name="Emphasis"><text:span text:style-name="T43"/></text:span></text:p>
      <text:p text:style-name="P15"><text:span text:style-name="Emphasis"><text:span text:style-name="T44">#include &lt;iostream&gt;</text:span></text:span></text:p>
      <text:p text:style-name="P15"><text:span text:style-name="Emphasis"><text:span text:style-name="T44"/></text:span></text:p>
      <text:p text:style-name="P15"><text:span text:style-name="Emphasis"><text:span text:style-name="T44">enum YourCards {ACE,JACK,QUEEN=45,KING};</text:span></text:span></text:p>
      <text:p text:style-name="P15"><text:span text:style-name="Emphasis"><text:span text:style-name="T44"/></text:span></text:p>
      <text:p text:style-name="P15"><text:span text:style-name="Emphasis"><text:span text:style-name="T44">int main() {</text:span></text:span></text:p>
      <text:p text:style-name="P15"><text:span text:style-name="Emphasis"><text:span text:style-name="T44">std::cout &lt;&lt; QUEEN;</text:span></text:span></text:p>
      <text:p text:style-name="P16"><text:span text:style-name="Emphasis"><text:span text:style-name="T45">};</text:span></text:span></text:p>
      <text:p text:style-name="P16"><text:span text:style-name="Emphasis"><text:span text:style-name="T45"/></text:span></text:p>
      <text:p text:style-name="P19"><text:span text:style-name="Emphasis"><text:span text:style-name="T13">2.</text:span></text:span><text:span text:style-name="Emphasis"><text:span text:style-name="T3">Գրեք օրինակ,որտեղ երևում է որ </text:span></text:span><text:span text:style-name="Emphasis"><text:span text:style-name="T15">unsigned int ֊ը <text:s/>և <text:s text:c="3"/>int ֊ ը ունեն նույն չափերը։</text:span></text:span></text:p>
      <text:p text:style-name="P19"><text:span text:style-name="Emphasis"><text:span text:style-name="T15"/></text:span></text:p>
      <text:p text:style-name="P19"><text:span text:style-name="Emphasis"><text:span text:style-name="T16">#include</text:span></text:span><text:span text:style-name="Emphasis"><text:span text:style-name="T18"> </text:span></text:span><text:span text:style-name="Emphasis"><text:span text:style-name="T16">&lt;</text:span></text:span><text:span text:style-name="Emphasis"><text:span text:style-name="T19">iostream</text:span></text:span><text:span text:style-name="Emphasis"><text:span text:style-name="T16">&gt;</text:span></text:span></text:p>
      <text:p text:style-name="P20"><text:span text:style-name="T55">unsigned</text:span> <text:span text:style-name="T55">int</text:span> apple;</text:p>
      <text:p text:style-name="P20"><text:span text:style-name="T55">int</text:span> apple1;</text:p>
      <text:p text:style-name="P18"/>
      <text:p text:style-name="P20"><text:span text:style-name="T55">int</text:span> main() {</text:p>
      <text:p text:style-name="P20">apple = apple1;</text:p>
      <text:p text:style-name="P20">std::cout &lt;&lt; <text:span text:style-name="T56">"Enter kilogramm apple "</text:span>;</text:p>
      <text:p text:style-name="P20">std::cin &gt;&gt; apple1;</text:p>
      <text:p text:style-name="P20">std::cout &lt;&lt; apple1 &lt;&lt; <text:span text:style-name="T56">" apple"</text:span>;</text:p>
      <text:p text:style-name="P20">}</text:p>
      <text:p text:style-name="P20"/>
      <text:p text:style-name="P23"><text:soft-page-break/>3.<text:span text:style-name="T38">Գրեք ծրագիր տարածքը </text:span><text:span text:style-name="T39">և շրջանի տրամագիծը</text:span><text:span text:style-name="T38"> հաշվարկելու </text:span><text:span text:style-name="T39">համար,շառավիղը որի պետք է մուտքագրել օգտագործողի կողմից։</text:span></text:p>
      <text:p text:style-name="P23"><text:span text:style-name="T39"/></text:p>
      <text:p text:style-name="P21"><text:span text:style-name="T55">#include</text:span> <text:span text:style-name="T55">&lt;</text:span><text:span text:style-name="T56">iostream</text:span><text:span text:style-name="T55">&gt;</text:span></text:p>
      <text:p text:style-name="P18"/>
      <text:p text:style-name="P20"><text:span text:style-name="T55">const</text:span> <text:span text:style-name="T55">double</text:span> Pi = <text:span text:style-name="T57">3.1416</text:span>;</text:p>
      <text:p text:style-name="P20"><text:span text:style-name="T55">double</text:span> radius = <text:span text:style-name="T57">0</text:span>;</text:p>
      <text:p text:style-name="P18"/>
      <text:p text:style-name="P20"><text:span text:style-name="T55">int</text:span> main() {</text:p>
      <text:p text:style-name="P20">std::cout &lt;&lt; <text:span text:style-name="T56">"Enter the radius "</text:span>;</text:p>
      <text:p text:style-name="P20">std::cin &gt;&gt; radius;</text:p>
      <text:p text:style-name="P18"/>
      <text:p text:style-name="P20">std::cout &lt;&lt; <text:span text:style-name="T56">"Area = "</text:span> &lt;&lt; Pi * radius * radius &lt;&lt; std::endl;</text:p>
      <text:p text:style-name="P20">std::cout &lt;&lt; <text:span text:style-name="T56">"Length = "</text:span> &lt;&lt; <text:span text:style-name="T57">2</text:span> * Pi * radius &lt;&lt; std::endl;</text:p>
      <text:p text:style-name="P20">}</text:p>
      <text:p text:style-name="P20"/>
      <text:p text:style-name="P22">Enter the radius: <text:span text:style-name="T58">5</text:span>;</text:p>
      <text:p text:style-name="P22">Area = <text:span text:style-name="T58">78.5398</text:span>;</text:p>
      <text:p text:style-name="P22">Length = <text:span text:style-name="T58">31.4159</text:span></text:p>
      <text:p text:style-name="P21"/>
      <text:p text:style-name="P25">4. <text:span text:style-name="T5">Ի՞նչ </text:span><text:span text:style-name="T6">կլինի,եթե վարժություն 3֊ի մեջ տարածության և պարագծի չափը պահպանենք ամբողջ թիվ </text:span><text:soft-page-break/><text:span text:style-name="T6">փոփոխականում,</text:span><text:span text:style-name="T7">իսկ արդյունքը ցանկացած ուրիշ </text:span><text:span text:style-name="T8">տեսակ փոփոխականում։</text:span></text:p>
      <text:p text:style-name="P25"><text:span text:style-name="T8"/></text:p>
      <text:p text:style-name="P26"><text:span text:style-name="T8">Կ</text:span><text:span text:style-name="T4">ոմպիլյացիայի ժամանակ կտա նախազգուշացում և կտպի </text:span><text:span text:style-name="T9">հետևյալը՝ </text:span></text:p>
      <text:p text:style-name="P27"><text:span text:style-name="T9"/></text:p>
      <text:p text:style-name="P27"><text:span text:style-name="T4">Enter the radius:</text:span><text:span text:style-name="T10">5;</text:span></text:p>
      <text:p text:style-name="P28"><text:span text:style-name="T4">Area = 78;</text:span></text:p>
      <text:p text:style-name="P28"><text:span text:style-name="T4">Length = 31;</text:span></text:p>
      <text:p text:style-name="P28"><text:span text:style-name="T4"/></text:p>
      <text:p text:style-name="P29"><text:span text:style-name="T14">5. </text:span><text:span text:style-name="T5">Ի՞նչ</text:span><text:span text:style-name="T11">ն է սխալ հետևյալ վերագրման մեջ։</text:span></text:p>
      <text:p text:style-name="P30"><text:span text:style-name="T4">auto Integer;</text:span></text:p>
      <text:p text:style-name="P30"><text:span text:style-name="T4"/></text:p>
      <text:p text:style-name="P31"><text:span text:style-name="T4">auto – ավտոմատ կերպով կոմպիլյատորը ընտրում է փոփոխականի տեսակը,</text:span><text:span text:style-name="T12">քանի որ արժեք չկա վերագրած կոդը չի աշխատելու և տալու է error:</text:span></text:p>
      <text:p text:style-name="P30"><text:span text:style-name="T4"/></text:p>
      <text:p text:style-name="P30"><text:span text:style-name="T4"/></text:p>
      <text:p text:style-name="P24"><text:span text:style-name="T38"/></text:p>
      <text:p text:style-name="P23"><text:span text:style-name="T39"/></text:p>
      <text:p text:style-name="P19"><text:span text:style-name="Emphasis"><text:span text:style-name="T16"/></text:span></text:p>
      <text:p text:style-name="P17"><text:span text:style-name="Emphasis"><text:span text:style-name="T48"/></text:span></text:p>
      <text:p text:style-name="P10"><text:span text:style-name="Emphasis"><text:span text:style-name="T36"/></text:span></text:p>
      <text:p text:style-name="P6"><text:span text:style-name="Emphasis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23:32:36.491159467</meta:creation-date>
    <meta:generator>LibreOffice/6.4.6.2$Linux_X86_64 LibreOffice_project/40$Build-2</meta:generator>
    <dc:date>2021-02-04T18:14:09.335802961</dc:date>
    <meta:editing-duration>PT7M19S</meta:editing-duration>
    <meta:editing-cycles>5</meta:editing-cycles>
    <meta:document-statistic meta:table-count="0" meta:image-count="0" meta:object-count="0" meta:page-count="5" meta:paragraph-count="52" meta:word-count="363" meta:character-count="2366" meta:non-whitespace-character-count="1985"/>
  </office:meta>
</office:document-meta>
</file>